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fo:font-size="15pt" fo:font-weight="bold" officeooo:rsid="0001e625" officeooo:paragraph-rsid="00096345" style:font-size-asian="15pt" style:font-weight-asian="bold" style:font-size-complex="15pt" style:font-weight-complex="bold"/>
    </style:style>
    <style:style style:name="P2" style:family="paragraph" style:parent-style-name="Footer">
      <style:text-properties fo:font-size="15pt" fo:font-weight="normal" officeooo:rsid="0001e625" officeooo:paragraph-rsid="00096345" style:font-size-asian="15pt" style:font-weight-asian="normal" style:font-size-complex="15pt" style:font-weight-complex="normal"/>
    </style:style>
    <style:style style:name="P3" style:family="paragraph" style:parent-style-name="Footer">
      <style:text-properties fo:font-size="15pt" fo:font-weight="normal" officeooo:rsid="0008c926" officeooo:paragraph-rsid="00096345" style:font-size-asian="15pt" style:font-weight-asian="normal" style:font-size-complex="15pt" style:font-weight-complex="normal"/>
    </style:style>
    <style:style style:name="P4" style:family="paragraph" style:parent-style-name="Text_20_body">
      <style:text-properties fo:font-size="15pt" officeooo:rsid="0001b15d" officeooo:paragraph-rsid="0001b15d" style:font-size-asian="15pt" style:font-size-complex="15pt"/>
    </style:style>
    <style:style style:name="P5" style:family="paragraph" style:parent-style-name="Text_20_body">
      <style:text-properties fo:font-size="15pt" officeooo:rsid="0001b15d" officeooo:paragraph-rsid="0009db5e" style:font-size-asian="15pt" style:font-size-complex="15pt"/>
    </style:style>
    <style:style style:name="P6" style:family="paragraph" style:parent-style-name="Text_20_body">
      <style:text-properties fo:font-size="15pt" officeooo:rsid="0001e625" officeooo:paragraph-rsid="0001e625" style:font-size-asian="15pt" style:font-size-complex="15pt"/>
    </style:style>
    <style:style style:name="P7" style:family="paragraph" style:parent-style-name="Text_20_body">
      <style:paragraph-properties fo:text-align="start" style:justify-single-word="false"/>
      <style:text-properties fo:font-size="15pt" officeooo:rsid="0001e625" officeooo:paragraph-rsid="0001e625" style:font-size-asian="15pt" style:font-size-complex="15pt"/>
    </style:style>
    <style:style style:name="P8" style:family="paragraph" style:parent-style-name="Text_20_body">
      <style:text-properties fo:font-size="15pt" officeooo:rsid="0001e625" officeooo:paragraph-rsid="000f2a06" style:font-size-asian="15pt" style:font-size-complex="15pt"/>
    </style:style>
    <style:style style:name="P9" style:family="paragraph" style:parent-style-name="Text_20_body">
      <style:text-properties fo:font-size="15pt" officeooo:paragraph-rsid="0001e625" style:font-size-asian="15pt" style:font-size-complex="15pt"/>
    </style:style>
    <style:style style:name="P10" style:family="paragraph" style:parent-style-name="Text_20_body">
      <style:text-properties fo:font-size="15pt" officeooo:rsid="000f2a06" officeooo:paragraph-rsid="000f2a06" style:font-size-asian="15pt" style:font-size-complex="15pt"/>
    </style:style>
    <style:style style:name="P11" style:family="paragraph" style:parent-style-name="Text_20_body">
      <style:text-properties fo:font-size="15pt" officeooo:paragraph-rsid="000f2a06" style:font-size-asian="15pt" style:font-size-complex="15pt"/>
    </style:style>
    <style:style style:name="P12" style:family="paragraph" style:parent-style-name="Text_20_body">
      <style:text-properties fo:font-size="15pt" officeooo:paragraph-rsid="0011da95" style:font-size-asian="15pt" style:font-size-complex="15pt"/>
    </style:style>
    <style:style style:name="P13" style:family="paragraph" style:parent-style-name="Text_20_body">
      <style:text-properties fo:font-size="15pt" fo:font-weight="bold" officeooo:rsid="0001e625" officeooo:paragraph-rsid="0001e625" style:font-size-asian="15pt" style:font-weight-asian="bold" style:font-size-complex="15pt" style:font-weight-complex="bold"/>
    </style:style>
    <style:style style:name="P14" style:family="paragraph" style:parent-style-name="Text_20_body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Text_20_body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16" style:family="paragraph" style:parent-style-name="Text_20_body" style:list-style-name="L1">
      <style:text-properties fo:font-size="15pt" fo:font-weight="normal" officeooo:rsid="0001e625" officeooo:paragraph-rsid="0001e625" style:font-size-asian="15pt" style:font-weight-asian="normal" style:font-size-complex="15pt" style:font-weight-complex="normal"/>
    </style:style>
    <style:style style:name="P17" style:family="paragraph" style:parent-style-name="Text_20_body">
      <style:text-properties fo:font-size="15pt" officeooo:rsid="0001e625" officeooo:paragraph-rsid="001a91b7" style:font-size-asian="15pt" style:font-size-complex="15pt"/>
    </style:style>
    <style:style style:name="P18" style:family="paragraph" style:parent-style-name="Text_20_body">
      <style:text-properties fo:font-size="15pt" officeooo:rsid="0001e625" officeooo:paragraph-rsid="001ba4d4" style:font-size-asian="15pt" style:font-size-complex="15pt"/>
    </style:style>
    <style:style style:name="P19" style:family="paragraph" style:parent-style-name="Text_20_body">
      <style:text-properties fo:font-size="15pt" officeooo:rsid="0001e625" officeooo:paragraph-rsid="0021545e" style:font-size-asian="15pt" style:font-size-complex="15pt"/>
    </style:style>
    <style:style style:name="P20" style:family="paragraph" style:parent-style-name="Text_20_body">
      <style:text-properties fo:font-size="15pt" officeooo:rsid="0001e625" officeooo:paragraph-rsid="002ebd22" style:font-size-asian="15pt" style:font-size-complex="15pt"/>
    </style:style>
    <style:style style:name="P21" style:family="paragraph" style:parent-style-name="Text_20_body">
      <style:text-properties fo:font-size="15pt" officeooo:rsid="0001e625" officeooo:paragraph-rsid="00320d56" style:font-size-asian="15pt" style:font-size-complex="15pt"/>
    </style:style>
    <style:style style:name="P22" style:family="paragraph" style:parent-style-name="Text_20_body" style:list-style-name="L2"/>
    <style:style style:name="P23" style:family="paragraph" style:parent-style-name="Text_20_body">
      <style:paragraph-properties fo:break-before="page"/>
      <style:text-properties fo:font-size="15pt" officeooo:rsid="0001e625" officeooo:paragraph-rsid="001e5de4" style:font-size-asian="15pt" style:font-size-complex="15pt"/>
    </style:style>
    <style:style style:name="P24" style:family="paragraph" style:parent-style-name="Text_20_body">
      <style:paragraph-properties fo:break-before="page"/>
      <style:text-properties fo:font-size="15pt" officeooo:rsid="0001e625" officeooo:paragraph-rsid="00262f61" style:font-size-asian="15pt" style:font-size-complex="15pt"/>
    </style:style>
    <style:style style:name="P25" style:family="paragraph" style:parent-style-name="Text_20_body">
      <style:paragraph-properties fo:break-before="page"/>
      <style:text-properties fo:font-size="15pt" officeooo:rsid="0001e625" officeooo:paragraph-rsid="00311bb1" style:font-size-asian="15pt" style:font-size-complex="15pt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style:style style:name="T9" style:family="text">
      <style:text-properties officeooo:rsid="0017535d"/>
    </style:style>
    <style:style style:name="T10" style:family="text">
      <style:text-properties officeooo:rsid="0018d2cb"/>
    </style:style>
    <style:style style:name="T11" style:family="text">
      <style:text-properties fo:font-size="15pt" fo:font-weight="normal" style:font-size-asian="15pt" style:font-weight-asian="normal" style:font-size-complex="15pt" style:font-weight-complex="normal"/>
    </style:style>
    <style:style style:name="T12" style:family="text">
      <style:text-properties officeooo:rsid="001a91b7"/>
    </style:style>
    <style:style style:name="T13" style:family="text">
      <style:text-properties officeooo:rsid="001ba4d4"/>
    </style:style>
    <style:style style:name="T14" style:family="text">
      <style:text-properties officeooo:rsid="001dc8c5"/>
    </style:style>
    <style:style style:name="T15" style:family="text">
      <style:text-properties officeooo:rsid="001e5de4"/>
    </style:style>
    <style:style style:name="T16" style:family="text">
      <style:text-properties officeooo:rsid="001f05f4"/>
    </style:style>
    <style:style style:name="T17" style:family="text">
      <style:text-properties officeooo:rsid="001fa391"/>
    </style:style>
    <style:style style:name="T18" style:family="text">
      <style:text-properties officeooo:rsid="0021545e"/>
    </style:style>
    <style:style style:name="T19" style:family="text">
      <style:text-properties officeooo:rsid="0024ab42"/>
    </style:style>
    <style:style style:name="T20" style:family="text">
      <style:text-properties officeooo:rsid="00262f61"/>
    </style:style>
    <style:style style:name="T21" style:family="text">
      <style:text-properties officeooo:rsid="0027858b"/>
    </style:style>
    <style:style style:name="T22" style:family="text">
      <style:text-properties officeooo:rsid="0027cd2d"/>
    </style:style>
    <style:style style:name="T23" style:family="text">
      <style:text-properties officeooo:rsid="00296994"/>
    </style:style>
    <style:style style:name="T24" style:family="text">
      <style:text-properties officeooo:rsid="002e8c1c"/>
    </style:style>
    <style:style style:name="T25" style:family="text">
      <style:text-properties officeooo:rsid="002e8cbf"/>
    </style:style>
    <style:style style:name="T26" style:family="text">
      <style:text-properties officeooo:rsid="002ebd22"/>
    </style:style>
    <style:style style:name="T27" style:family="text">
      <style:text-properties officeooo:rsid="002fea87"/>
    </style:style>
    <style:style style:name="T28" style:family="text">
      <style:text-properties officeooo:rsid="00301b16"/>
    </style:style>
    <style:style style:name="T29" style:family="text">
      <style:text-properties officeooo:rsid="00311bb1"/>
    </style:style>
    <style:style style:name="T30" style:family="text">
      <style:text-properties officeooo:rsid="0031a00d"/>
    </style:style>
    <style:style style:name="T31" style:family="text">
      <style:text-properties officeooo:rsid="0031c82a"/>
    </style:style>
    <style:style style:name="T32" style:family="text">
      <style:text-properties officeooo:rsid="00320d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允言老師合成文本</text:p>
      <text:p text:style-name="P2"/>
      <text:p text:style-name="P1"><text:span text:style-name="T4">允言老師ê論文「台語變調系統實作研究」有用著</text:span><text:span text:style-name="T5">17段文本，</text:span></text:p>
      <text:p text:style-name="P3"/>
      <text:p text:style-name="P15">希望這<text:span text:style-name="T3">17</text:span>段錄音稿ē-tàng來當做台語界論文實驗ê標準，</text:p>
      <text:p text:style-name="P14">需要照原作者ê文稿kah 允言老師ê本調標記。</text:p>
      <text:list xml:id="list2040105978" text:style-name="L2">
        <text:list-item>
          <text:p text:style-name="P22"><text:span text:style-name="T11">有羅馬字ê就是beh唸ê文稿。</text:span></text:p>
        </text:list-item>
      </text:list>
      <text:list xml:id="list3605846301" text:style-name="L1">
        <text:list-item>
          <text:p text:style-name="P16"># 代表前一字唸本調</text:p>
        </text:list-item>
      </text:list>
      <text:p text:style-name="P13"/>
      <text:p text:style-name="P13">0612-<text:span text:style-name="T6">8段觀察文本</text:span></text:p>
      <text:p text:style-name="P15">1.</text:p>
      <text:p text:style-name="P17">「恁kiám無講，猶有四 ge̍h ji̍t <text:span text:style-name="T12">(</text:span>月日<text:span text:style-name="T12">)</text:span><text:span text:style-name="T1">#</text:span>，tsiū <text:span text:style-name="T12">(</text:span>就<text:span text:style-name="T12">)</text:span>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 ji̍t, tsiū siu-kuah ê sî kàu--mah? Guá kā lín kóng, gia̍h-ba̍k khuànn hn̂g í-king si̍k, thang kuah--lah.”<text:line-break/></text:p>
      <text:p text:style-name="P18">2.<text:line-break/>我若問遐<text:span text:style-name="T1">#</text:span>的兄弟<text:span text:style-name="T1">#</text:span>講。「恁有想欲閣轉來西部<text:span text:style-name="T1">#</text:span>ah-bô <text:span text:style-name="T13">(</text:span>抑無, <text:span text:style-name="T13">ah唸再變調，口語調第1調)</text:span><text:span text:style-name="T1">#</text:span>？」𪜶講：「想<text:span text:style-name="T1">#</text:span>是會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<text:span text:style-name="T10">ai</text:span>-pōo ah-bô?” In kóng, “Siūnn sī <text:span text:style-name="T9">u</text:span>ē siūnn, tsóng--sī āu-suann thôo tsin liâm,” ì-sù sī kiânn buē khui-kha, in-uī hó thàn-tsia̍h, thài ū-iánn āu-suann ê thôo ū liâm—leh?</text:p>
      <text:p text:style-name="P6"/>
      <text:p text:style-name="P6">東部傳道見聞記，陳降祥著，1961</text:p>
      <text:p text:style-name="P6">Tang-pōo Thuân-tō Kiàn-bûn-kì, Tân Kàng-siông tù, it kiú lio̍k it</text:p>
      <text:p text:style-name="P6"/>
      <text:p text:style-name="P6"/>
      <text:p text:style-name="P23">3.<text:line-break/>到彼ē-àm <text:span text:style-name="T14">(</text:span>下暗<text:span text:style-name="T14">)</text:span><text:span text:style-name="T1">#</text:span>，oo-àm-mî <text:span text:style-name="T14">(</text:span>烏暗暝<text:span text:style-name="T14">)</text:span><text:span text:style-name="T1">#</text:span>逼倚<text:span text:style-name="T1">#</text:span>，四圍<text:span text:style-name="T1">#</text:span>攏安靜<text:span text:style-name="T1">#</text:span>的時<text:span text:style-name="T1">#</text:span>，Má-lī <text:span text:style-name="T15">(</text:span>瑪莉<text:span text:style-name="T15">)</text:span>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Má-lī <text:span text:style-name="T15">(</text:span>瑪莉<text:span text:style-name="T15">)</text:span>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6"/>
      <text:p text:style-name="P19">4.<text:line-break/>Má-lī <text:span text:style-name="T16">(</text:span>瑪莉<text:span text:style-name="T16">)</text:span><text:span text:style-name="T1">#</text:span>有時<text:span text:style-name="T1">#</text:span>著īng <text:span text:style-name="T16">(</text:span>用<text:span text:style-name="T16">)</text:span>雙手<text:span text:style-name="T1">#</text:span>來掩伊的目睭<text:span text:style-name="T1">#</text:span>，有時<text:span text:style-name="T1">#</text:span>窒密伊的耳空<text:span text:style-name="T1">#</text:span>，驚了看著sím-mi̍h <text:span text:style-name="T17">(</text:span>啥物<text:span text:style-name="T17">)</text:span><text:span text:style-name="T1">#</text:span>，聽著sím-mi̍h <text:span text:style-name="T17">(</text:span>啥物<text:span text:style-name="T17">)</text:span><text:span text:style-name="T1">#</text:span>。實在<text:span text:style-name="T1">#</text:span>Má-lī <text:span text:style-name="T16">(</text:span>瑪莉<text:span text:style-name="T16">)</text:span><text:span text:style-name="T1">#</text:span> suè-suè <text:span text:style-name="T18">(</text:span>細細<text:span text:style-name="T18">)</text:span>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6"/>
      <text:p text:style-name="P6">草堆頂的眠夢──兒童宗教故事，黃懷恩著，1955</text:p>
      <text:p text:style-name="P6">Tsháu-tui-tíng ê Bîn-bāng ── Jî-tông Tsong-kàu Kòo-sū, N̂g Huâi-un tù, it kiú ngóo ngóo</text:p>
      <text:p text:style-name="P6"/>
      <text:p text:style-name="P6"/>
      <text:p text:style-name="P24">5.<text:line-break/>有一日<text:span text:style-name="T1">#</text:span>我佇kue-lōo <text:span text:style-name="T19">(</text:span>街路<text:span text:style-name="T19">)</text:span><text:span text:style-name="T1">#</text:span><text:span text:style-name="T19">teh(</text:span>咧<text:span text:style-name="T19">)</text:span>行有拄著一个<text:span text:style-name="T1">#</text:span>細漢囡仔<text:span text:style-name="T1">#</text:span>兇兇走竄<text:span text:style-name="T1">#</text:span>kè <text:span text:style-name="T19">(</text:span>過<text:span text:style-name="T19">)</text:span><text:span text:style-name="T1">#</text:span>去。彼時<text:span text:style-name="T1">#</text:span>落雪<text:span text:style-name="T1">#</text:span>拄仔tsînn<text:span text:style-name="T1">#</text:span>、kue-lōo <text:span text:style-name="T19">(</text:span>街路<text:span text:style-name="T19">)</text:span><text:span text:style-name="T1">#</text:span>溡溡<text:span text:style-name="T1">#</text:span>。彼个囡仔<text:span text:style-name="T1">#</text:span>無suè-jī <text:span text:style-name="T20">(</text:span>細膩<text:span text:style-name="T20">)</text:span><text:span text:style-name="T1">#</text:span>，<text:span text:style-name="T20">teh(</text:span>咧<text:span text:style-name="T20">)</text:span>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7"><text:line-break/>---台日大辭典(台文譯本)--<text:line-break/>tsînn [晴] 好天氣。</text:p>
      <text:p text:style-name="P6"/>
      <text:p text:style-name="P20">6.<text:line-break/>Kè <text:span text:style-name="T21">(</text:span>過<text:span text:style-name="T21">)</text:span>幾日<text:span text:style-name="T1">#</text:span>閣得著機會<text:span text:style-name="T1">#</text:span>通結謙遜<text:span text:style-name="T1">#</text:span>、溫柔<text:span text:style-name="T1">#</text:span>的ké-tsí <text:span text:style-name="T22">(</text:span>果子<text:span text:style-name="T22">)</text:span><text:span text:style-name="T1">#</text:span>，就是我的查某囝<text:span text:style-name="T1">#</text:span>的頭家娘<text:span text:style-name="T1">#</text:span>閣來guán <text:span text:style-name="T24">(</text:span>阮<text:span text:style-name="T24">)</text:span>兜<text:span text:style-name="T1">#</text:span>bāi<text:span text:style-name="T1">#</text:span>--伊<text:span text:style-name="T24">(隨前變調)</text:span>。我想我著共伊hē <text:span text:style-name="T24">(</text:span>會<text:span text:style-name="T24">)</text:span>前日<text:span text:style-name="T1">#</text:span>所講<text:span text:style-name="T1">#</text:span>的毋著<text:span text:style-name="T1">#</text:span>，總是我真毋愛<text:span text:style-name="T1">#</text:span>，iáu-kú <text:span text:style-name="T24">(</text:span>猶過<text:span text:style-name="T24">)</text:span>我lōo-bé <text:span text:style-name="T24">(</text:span>路尾<text:span text:style-name="T24">)</text:span><text:span text:style-name="T1">#</text:span>共伊hē<text:span text:style-name="T25">(</text:span>會<text:span text:style-name="T25">)</text:span><text:span text:style-name="T1">#</text:span>。頭家娘<text:span text:style-name="T1">#</text:span>khuànn-kìnn <text:span text:style-name="T26">(</text:span>看見<text:span text:style-name="T26">)</text:span>我án-ni <text:span text:style-name="T26">(</text:span>按呢<text:span text:style-name="T26">)</text:span>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6"/>
      <text:p text:style-name="P6">新聞的雜錄，1913</text:p>
      <text:p text:style-name="P6">Sin-bûn ê Tsa̍p-lio̍k, it kiú it sam</text:p>
      <text:p text:style-name="P6"/>
      <text:p text:style-name="P6">---台日大辭典(台文譯本)---<text:line-break/>bāi [覓] (1) 探訪。 (2) 走chhōe。 (3) 附tī動詞後表示試意。</text:p>
      <text:p text:style-name="P6"><text:soft-page-break/>lōo-bé<text:tab/>[路尾]<text:tab/>(1)路ê尾端。 (2)結局，最後。</text:p>
      <text:p text:style-name="P25">7.<text:line-break/>外國人<text:span text:style-name="T1">#</text:span>呵咾咱的台灣<text:span text:style-name="T1">#</text:span>秀麗<text:span text:style-name="T1">#</text:span>；有影<text:span text:style-name="T1">#</text:span>，老實無tshò-gōo <text:span text:style-name="T27">(</text:span>錯誤<text:span text:style-name="T27">)</text:span>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ling<text:span text:style-name="T1">#</text:span>的山尖<text:span text:style-name="T1">#</text:span>的中間<text:span text:style-name="T1">#</text:span><text:span text:style-name="T28">teh(</text:span>咧<text:span text:style-name="T28">)</text:span>滾<text:span text:style-name="T28">teh(</text:span>咧<text:span text:style-name="T28">)</text:span>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 án-ni <text:span text:style-name="T29">(</text:span>按呢<text:span text:style-name="T29">)</text:span>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<text:span text:style-name="T28">teh(</text:span>咧<text:span text:style-name="T28">)</text:span>舞<text:span text:style-name="T1">#</text:span>、好聲<text:span text:style-name="T1">#</text:span>的蟲豸鳥隻<text:span text:style-name="T1">#</text:span><text:span text:style-name="T28">teh(</text:span>咧<text:span text:style-name="T28">)</text:span>啼<text:span text:style-name="T28">teh(</text:span>咧<text:span text:style-name="T28">)</text:span>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8"/>
      <text:p text:style-name="P8">---台日大辭典(台文譯本)---</text:p>
      <text:p text:style-name="P10">tó-lo̍h<text:tab/>[何落]<text:tab/>何處，何方。</text:p>
      <text:p text:style-name="P6"/>
      <text:p text:style-name="P21">8.<text:line-break/>親像án-ni <text:span text:style-name="T30">(</text:span>按呢<text:span text:style-name="T30">)</text:span>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tsiū <text:span text:style-name="T31">(</text:span>就<text:span text:style-name="T31">)</text:span>有山<text:span text:style-name="T1">#</text:span>、愛海<text:span text:style-name="T1">#</text:span>tsiū <text:span text:style-name="T31">(</text:span>就<text:span text:style-name="T31">)</text:span>有海<text:span text:style-name="T1">#</text:span>；欲熱<text:span text:style-name="T1">#</text:span>tsiū <text:span text:style-name="T31">(</text:span>就<text:span text:style-name="T31">)</text:span>有熱<text:span text:style-name="T1">#</text:span>、寒<text:span text:style-name="T1">#</text:span>tsiū <text:span text:style-name="T31">(</text:span>就<text:span text:style-name="T31">)</text:span>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īng-sim <text:span text:style-name="T32">(</text:span>用心<text:span text:style-name="T32">)</text:span><text:span text:style-name="T1"># </text:span>ke<text:span text:style-name="T32">(</text:span>加<text:span text:style-name="T32">)</text:span>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kuânn tsiū ū kuânn. Sóo-í thang kóng Tâi-uân sī tsi̍t ê sió Tang-iûnn. Lán Tâi-uân ū tsit-khuán thian-jiân ê hó-kíng, hó khì-hāu, tsiong-lâi nā-sī koh īng-sim ke lâng ê kang-hu tuā-<text:soft-page-break/>tuā lâi tsíng-tùn, tik-khak ē tsiânn-tsò Tang-iûnn ê tuā kong-hn̂g, hōo Tang-iûnn ê lâng tsi̍p-uá lâi hióng-hok an-lo̍k.</text:p>
      <text:p text:style-name="P4"/>
      <text:p text:style-name="P4"/>
      <text:p text:style-name="P4">十項管見，蔡培火著，1924</text:p>
      <text:p text:style-name="P4">Tsa̍p Hāng Kuán-kiàn, Tshuà Puê-hué tù, it kiú jī sù</text:p>
      <text:p text:style-name="P4"/>
      <text:p text:style-name="P5">0705<text:span text:style-name="T7">-</text:span><text:span text:style-name="T8">9段試驗文本</text:span></text:p>
      <text:p text:style-name="P4">1.</text:p>
      <text:p text:style-name="P9">論寫白話字<text:span text:style-name="T1">#</text:span>較贏寫中國字<text:span text:style-name="T1">#</text:span>，就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袂曉得<text:span text:style-name="T1">#</text:span>寫較深<text:span text:style-name="T1">#</text:span>的字<text:span text:style-name="T1">#</text:span>，抑攏袂曉得<text:span text:style-name="T1">#</text:span>寫批<text:span text:style-name="T1">#</text:span>；設使有時<text:span text:style-name="T1">#</text:span>寫批<text:span text:style-name="T1">#</text:span>，其中常<text:span text:style-name="T1">#</text:span>用土字<text:span text:style-name="T1">#</text:span>，攏無kué說<text:span text:style-name="T1">#</text:span>，予看批<text:span text:style-name="T1">#</text:span>的人<text:span text:style-name="T1">#</text:span>袂明伊的意思<text:span text:style-name="T1">#</text:span>，就會錯誤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袂曉得<text:span text:style-name="T1">#</text:span>，毋值著<text:span text:style-name="T1">#</text:span>寫白話字<text:span text:style-name="T1">#</text:span>的批<text:span text:style-name="T1">#</text:span>，逐句<text:span text:style-name="T1">#</text:span>分明攏袂錯誤<text:span text:style-name="T1">#</text:span>，抑是kuē<text:span text:style-name="T1">#</text:span>寫<text:span text:style-name="T1">#</text:span>，人<text:span text:style-name="T1">#</text:span>若學寫<text:span text:style-name="T1">#</text:span>，檢采一月日<text:span text:style-name="T1">#</text:span>，檢采幾若月日<text:span text:style-name="T1">#</text:span>，不論查埔人<text:span text:style-name="T1">#</text:span>，婦人人<text:span text:style-name="T1">#</text:span>，以及囡仔<text:span text:style-name="T1">#</text:span>，攏總會曉得<text:span text:style-name="T1">#</text:span>寫批<text:span text:style-name="T1">#</text:span>，閣所寫逐句<text:span text:style-name="T1">#</text:span>分明<text:span text:style-name="T1">#</text:span>，予看批<text:span text:style-name="T1">#</text:span>的人<text:span text:style-name="T1">#</text:span>一盡會曉得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lâng it-tsīn uē hiáu-tit i ê sū, bián-tì tshò-gōo .<text:line-break/></text:p>
      <text:p text:style-name="P9"/>
      <text:p text:style-name="P12"><text:soft-page-break/>論白話字ê利益，葉漢章牧師著，1885</text:p>
      <text:p text:style-name="P12">Lūn Pe̍h-uē-jī ê Lī-ik, Ia̍p Hàn-tsiong Bo̍k-su tù, 1885</text:p>
      <text:p text:style-name="P12"><text:line-break/>--- 台日大辭典(台文譯本)---<text:line-break/>kuē [快] (1) 姓。 (2) 容易。<text:line-break/>kué-seh [解說] 說明；解釋。</text:p>
      <text:p text:style-name="P9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相比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咧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9"/>
      <text:p text:style-name="P9">白話字ê利益，劉茂清著，1886</text:p>
      <text:p text:style-name="P9">Pe̍h-uē-jī ê Lī-ik, Lâu Bôo-tshing tù, 1886</text:p>
      <text:p text:style-name="P9"/>
      <text:p text:style-name="P9"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130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9"><text:soft-page-break/><text:span text:style-name="T2">4.</text:span><text:line-break/>佇東京<text:span text:style-name="T1">#</text:span>濟濟人<text:span text:style-name="T1">#</text:span>咧議論𪜶城ni̍h<text:span text:style-name="T1">#</text:span>有遐爾大<text:span text:style-name="T1">#</text:span>擾亂<text:span text:style-name="T1">#</text:span>較大面<text:span text:style-name="T1">#</text:span>是<text:span text:style-name="T1">#</text:span>因為警察濫糝拔刀<text:span text:style-name="T1">#</text:span>去刣人<text:span text:style-name="T1">#</text:span>。所以咧參詳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毋過三立<text:span text:style-name="T1">#</text:span>的火藥庫<text:span text:style-name="T1">#</text:span>有發<text:span text:style-name="T1">#</text:span>火<text:span text:style-name="T1">#</text:span>，船<text:span text:style-name="T1">#</text:span>就黏牢佇海底<text:span text:style-name="T1">#</text:span>。死傷<text:span text:style-name="T1">#</text:span>的兵<text:span text:style-name="T1">#</text:span>真濟<text:span text:style-name="T1">#</text:span>，也<text:span text:style-name="T1">#</text:span>揣攏無身屍<text:span text:style-name="T1">#</text:span>的有600名<text:span text:style-name="T1">#</text:span>。猶未<text:span text:style-name="T1">#</text:span>知起火<text:span text:style-name="T1">#</text:span>ê因端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9"/>
      <text:p text:style-name="P9">交戰ê消息，臺南府城教會報編輯室著，1905</text:p>
      <text:p text:style-name="P9">Kau-tsiàn ê Siau-sit, Tâi-lâm Hú-siânn Kàu-huē-pò Pian-tsi̍p-sik tù, 1905 </text:p>
      <text:p text:style-name="P9"/>
      <text:p text:style-name="P9"><text:span text:style-name="T2">5.</text:span><text:line-break/>我一時<text:span text:style-name="T1">#</text:span>家己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就發烘<text:span text:style-name="T1">#</text:span>，大概<text:span text:style-name="T1">#</text:span>敢有紅紅<text:span text:style-name="T1">#</text:span>。但是伊顛倒<text:span text:style-name="T1">#</text:span>是真大方<text:span text:style-name="T1">#</text:span>hāitsāi<text:span text:style-name="T1">#</text:span>。我一時<text:span text:style-name="T1">#</text:span>雖然<text:span text:style-name="T1">#</text:span>是真歹勢<text:span text:style-name="T1">#</text:span>，毋過一見<text:span text:style-name="T1">#</text:span>對這<text:span text:style-name="T1">#</text:span>个女性若準<text:span text:style-name="T1">#</text:span>佇啥物所在<text:span text:style-name="T1">#</text:span>捌<text:span text:style-name="T1">#</text:span>看伊的面<text:span text:style-name="T1">#</text:span>，而且是真熟<text:span text:style-name="T1">#</text:span>，宛如<text:span text:style-name="T1">#</text:span>早捌相捌<text:span text:style-name="T1">#</text:span>的款式<text:span text:style-name="T1">#</text:span>。但是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kiàn tuì tsit ê lú-sìng ná-tsún tī sím-mi̍h sóo-tsāi bat khuànn i ê bīn, jî-tshiánn sī tsin si̍k, uán-jû tsá bat sann-bat ê khuán-sit. Nā-sī tsit-sî khah siūnn to siūnn put-tshut i ê miâ.</text:p>
      <text:p text:style-name="P11"/>
      <text:p text:style-name="P11"><text:soft-page-break/>--- 台日大辭典(台文譯本)---</text:p>
      <text:p text:style-name="P9">hāi-tsāi<text:tab/>[亥在]<text:tab/>老神在在，自在。</text:p>
      <text:p text:style-name="P9"/>
      <text:p text:style-name="P9"><text:span text:style-name="T2">6.</text:span><text:line-break/>隔幾若日<text:span text:style-name="T1">#</text:span>攏無接<text:span text:style-name="T1">#</text:span>著回批<text:span text:style-name="T1">#</text:span>，心<text:span text:style-name="T1">#</text:span>真著急<text:span text:style-name="T1">#</text:span>，時時等候<text:span text:style-name="T1">#</text:span>。忽然佇一<text:span text:style-name="T1">#</text:span>个晚晡<text:span text:style-name="T1">#</text:span>放課後<text:span text:style-name="T1">#</text:span>有郵差<text:span text:style-name="T1">#</text:span>提一張<text:span text:style-name="T1">#</text:span>批<text:span text:style-name="T1">#</text:span>來<text:span text:style-name="T1">#</text:span>。看彼<text:span text:style-name="T1">#</text:span>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來就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按呢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9"/>
      <text:p text:style-name="P9">疼你贏過通世間，賴仁聲著，1955</text:p>
      <text:p text:style-name="P9">Thiànn Lí Iânn Kè Thong Sè-kan, Luā Jîn-sing tù,1955</text:p>
      <text:p text:style-name="P9"/>
      <text:p text:style-name="P9"><text:span text:style-name="T2">7.</text:span><text:line-break/>「我只是綴你咧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--kuè-lâi, iōng tsi̍t ê tsin thian-tsin koh lōng-bān ê tshiò-iông kā ìn, "Mā m̄ tsai-iánn lí uī siánn-mih tī hia leh thóo tuā-khuì."</text:p>
      <text:p text:style-name="P9"><text:span text:style-name="T2">8.</text:span><text:line-break/>「你看彼<text:span text:style-name="T1">#</text:span>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燈塔<text:span text:style-name="T1">#</text:span>來奉獻<text:span text:style-name="T1">#</text:span>家己<text:span text:style-name="T1">#</text:span>。總是<text:span text:style-name="T1">#</text:span>，這陣<text:span text:style-name="T1">#</text:span>家己<text:span text:style-name="T1">#</text:span>煞迷失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<text:soft-page-break/>hōng-hiàn ka-kī. Tsóng-sī, tsit-tsūn ka-kī suah bê-sit tī oo-oo-àm-àm ê hái tiong-ng."</text:p>
      <text:p text:style-name="P9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按呢<text:span text:style-name="T1">#</text:span>共阮鼓勵過<text:span text:style-name="T1">#</text:span>，後擺<text:span text:style-name="T1">#</text:span>我就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甲欲到眠床<text:span text:style-name="T1">#</text:span>頂<text:span text:style-name="T1">#</text:span>。你厝裡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敢若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 Hong-thai-thinn ' ê tuê-ba̍k hōo gún siá. Hit nî 9 gue̍h tú-á thàu hong-thai, tsi̍t-sî khue-tsuí tiùnn kuân suah tsò tuā-tsuí. Tsuí im kah beh kàu bîn-tshn̂g tíng. Lí tshù-nih nā im kuè tsuí, khó-lîng tiō tsai-iánn, he ká-ná sè-kài tuā-luān--leh. Ku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uē-su té-khòng kiōng-huí-á phah kuè-lâi tsit bōo siá--lo̍h-lâi, koh ka-siōng kiat-bué siōng tsing-tshái tsit tuānn."</text:p>
      <text:p text:style-name="P9"/>
      <text:p text:style-name="P9"/>
      <text:p text:style-name="P9"/>
      <text:p text:style-name="P9">愛你kap愛伊平仔濟，盧誕春著，1997</text:p>
      <text:p text:style-name="P9">Ài Lí Kap Ài I Pînn-á Tsē, Lôo Tān-tshun tù, 1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1T16:13:59.123271347</dc:date>
    <meta:editing-duration>PT1H10M8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10" meta:paragraph-count="54" meta:word-count="3925" meta:character-count="10345" meta:non-whitespace-character-count="9107"/>
  </office:meta>
</office:document-meta>
</file>